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AD4414CF9CCA9D254D.png" manifest:media-type="image/png"/>
  <manifest:file-entry manifest:full-path="Pictures/1000020100000640000004AD02EC41B2CBD4F452.png" manifest:media-type="image/png"/>
  <manifest:file-entry manifest:full-path="Pictures/1000020100000640000004ADD25B412A866E0939.png" manifest:media-type="image/png"/>
  <manifest:file-entry manifest:full-path="Pictures/1000020100000640000004AD9D5D41FC6EB73B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erif" svg:font-family="'Source Han Serif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2-title">
      <style:graphic-properties draw:auto-grow-height="true" fo:min-height="2.4cm"/>
    </style:style>
    <style:style style:name="pr4" style:family="presentation" style:parent-style-name="LushGreen2-outline1">
      <style:graphic-properties fo:min-height="11.93cm"/>
    </style:style>
    <style:style style:name="pr5" style:family="presentation" style:parent-style-name="LushGreen2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draw:auto-grow-height="true" fo:min-height="2.4cm"/>
    </style:style>
    <style:style style:name="pr7" style:family="presentation" style:parent-style-name="LushGreen1-notes">
      <style:graphic-properties draw:fill-color="#ffffff" draw:auto-grow-height="true" fo:min-height="13.364cm"/>
    </style:style>
    <style:style style:name="pr8" style:family="presentation" style:parent-style-name="LushGreen3-title">
      <style:graphic-properties fo:min-height="2.4cm"/>
    </style:style>
    <style:style style:name="pr9" style:family="presentation" style:parent-style-name="LushGreen3-outline1">
      <style:graphic-properties fo:min-height="6.55cm"/>
    </style:style>
    <style:style style:name="pr10" style:family="presentation" style:parent-style-name="LushGreen3-notes">
      <style:graphic-properties draw:fill-color="#ffffff" draw:auto-grow-height="true" fo:min-height="13.364cm"/>
    </style:style>
    <style:style style:name="pr11" style:family="presentation" style:parent-style-name="LushGreen3-notes">
      <style:graphic-properties draw:fill-color="#ffffff" fo:min-height="13.364cm"/>
    </style:style>
    <style:style style:name="pr12" style:family="presentation" style:parent-style-name="LushGreen-outline1">
      <style:graphic-properties fo:min-height="6.55cm"/>
    </style:style>
    <style:style style:name="pr13" style:family="presentation" style:parent-style-name="LushGreen1-outline1">
      <style:graphic-properties fo:min-height="11.93cm"/>
    </style:style>
    <style:style style:name="pr14" style:family="presentation" style:parent-style-name="LushGreen1-title">
      <style:graphic-properties fo:min-height="2.4cm"/>
    </style:style>
    <style:style style:name="pr15" style:family="presentation" style:parent-style-name="LushGree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3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Trees With Labels</text:p>
          </draw:text-box>
        </draw:frame>
        <draw:frame presentation:style-name="pr4" draw:layer="layout" svg:width="12.297cm" svg:height="13.886cm" svg:x="1.4cm" svg:y="4.914cm" presentation:class="outline" presentation:placeholder="true">
          <draw:text-box/>
        </draw:frame>
        <draw:frame presentation:style-name="pr4" draw:layer="layout" svg:width="12.297cm" svg:height="13.886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 text:style-name="P2"><text:span text:style-name="T1">This project was ultimately about measuring binary trees.</text:span></text:p>
              <text:p text:style-name="P2"><text:span text:style-name="T1"/></text:p>
              <text:p text:style-name="P2"><text:span text:style-name="T1">When dealing with binary trees there is a conflict, in that our concrete</text:span></text:p>
              <text:p text:style-name="P2"><text:span text:style-name="T1">representations, typically as a graph, contain extra information, which we</text:span></text:p>
              <text:p text:style-name="P2"><text:span text:style-name="T1">don't always want to measure.</text:span></text:p>
              <text:p text:style-name="P2"><text:span text:style-name="T1"/></text:p>
              <text:p text:style-name="P2"><text:span text:style-name="T1">For example (pictures of balanced and unbalanced 4-tree) the distinction</text:span></text:p>
              <text:p text:style-name="P2"><text:span text:style-name="T1">between a balanced tree, and an unbalanced tree, should not depend on the</text:span></text:p>
              <text:p text:style-name="P2"><text:span text:style-name="T1">content within the verteces of the tree.</text:span></text:p>
              <text:p text:style-name="P2"><text:span text:style-name="T1"/></text:p>
            </draw:text-box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Trees Without Labe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Conceptually we can 'remove' labels from a graph, by taking the set of trees</text:p>
              <text:p>with the same label (picture from meeting, trees becoming the same shape)</text:p>
              <text:p/>
            </draw:text-box>
          </draw:frame>
        </presentation:notes>
      </draw:page>
      <draw:page draw:name="page4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Measuring Shape</text:p>
          </draw:text-box>
        </draw:frame>
        <draw:frame presentation:style-name="pr9" draw:layer="layout" svg:width="20.4cm" svg:height="6.8cm" svg:x="3.8cm" svg:y="8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>
            <draw:text-box>
              <text:p>So back to tree measurements, when we define a measurement of tree shape such</text:p>
              <text:p>as balance, we typically define them as functions of a particular graph (tree</text:p>
              <text:p>being mapped to a number /\/\ |-&gt; 2), so the property that we want, "invariance</text:p>
              <text:p>under relabelling", is that regardless of how you label the tree, you get the</text:p>
              <text:p>same result.</text:p>
              <text:p>Once you do this, your function can actually act on our unlabelled trees as</text:p>
              <text:p>well. (again /\/\ |-&gt; 2)</text:p>
              <text:p/>
            </draw:text-box>
          </draw:frame>
        </presentation:notes>
      </draw:page>
      <draw:page draw:name="page5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Ubiquity of Synonymity (1)</text:p>
          </draw:text-box>
        </draw:frame>
        <draw:frame presentation:style-name="pr9" draw:layer="layout" svg:width="20.4cm" svg:height="6.8cm" svg:x="3.8cm" svg:y="8.6cm" presentation:class="outline" presentation:user-transformed="true">
          <draw:text-box>
            <text:list text:style-name="L3">
              <text:list-item>
                <text:p>(insert a tree with its adjacency matrix or someth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The project was in large part following the model of a 2012 paper: "Ubiquity of</text:p>
              <text:p>Synonymity: almost all large trees are not distinguished by theire spectra or</text:p>
              <text:p>immanantal polynomials"</text:p>
              <text:p/>
              <text:p>This paper was checking for an additional property of maps, that they are not</text:p>
              <text:p>only invariant, but also were able to distinguish between trees.</text:p>
              <text:p/>
              <text:p>It represented binary trees as matrices based on their graphs, and then took</text:p>
              <text:p>measurements of those matrices. (Examples?)</text:p>
              <text:p/>
            </draw:text-box>
          </draw:frame>
        </presentation:notes>
      </draw:page>
      <draw:page draw:name="page6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Covariance</text:p>
          </draw:text-box>
        </draw:frame>
        <draw:frame presentation:style-name="pr9" draw:layer="layout" svg:width="20.4cm" svg:height="6.8cm" svg:x="3.8cm" svg:y="8.6cm" presentation:class="outline" presentation:user-transformed="true">
          <draw:text-box>
            <text:list text:style-name="L3">
              <text:list-item>
                <text:p>Relabel a tree and show its adjacency matr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In these matrix representations, trees that have the same structure have similar matrix representations, similar by some simultaneous row/column permutation</text:p>
              <text:p/>
              <text:p>We call this covariance: Changing the labels of the tree changes its representation in some predictable way.</text:p>
            </draw:text-box>
          </draw:frame>
        </presentation:notes>
      </draw:page>
      <draw:page draw:name="page7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Ubiquity of Synonymity (2)</text:p>
          </draw:text-box>
        </draw:frame>
        <draw:frame presentation:style-name="pr9" draw:layer="layout" svg:width="20.4cm" svg:height="6.8cm" svg:x="3.8cm" svg:y="8.6cm" presentation:class="outline" presentation:user-transformed="true">
          <draw:text-box>
            <text:list text:style-name="L3">
              <text:list-item>
                <text:p>(trees with the same spectru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1" draw:text-style-name="P1" draw:layer="layout" svg:width="16.799cm" svg:height="13.364cm" svg:x="2.1cm" svg:y="14.107cm" presentation:class="notes">
            <draw:text-box>
              <text:p>(picture of trees with same measurement?)</text:p>
              <text:p>It found that the maps were so bad at distinguishing trees that the proportion</text:p>
              <text:p>of trees with the same spectrum or immanantal polynomial approached 1!</text:p>
              <text:p/>
              <text:p>We will follow this model by looking at trees as matrices that can be measured.</text:p>
              <text:p/>
            </draw:text-box>
          </draw:frame>
        </presentation:notes>
      </draw:page>
      <draw:page draw:name="page8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MRCA Algebra of a Tree</text:p>
          </draw:text-box>
        </draw:frame>
        <draw:frame presentation:style-name="pr9" draw:layer="layout" svg:width="20.4cm" svg:height="6.8cm" svg:x="3.8cm" svg:y="8.6cm" presentation:class="outline">
          <draw:text-box>
            <text:list text:style-name="L3">
              <text:list-item>
                <text:p>Show a tree with its basis matr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The other inspiration for this project was a small part of the work of</text:p>
              <text:p>Tasmania's phylogenetics group. As such some of the people here will be</text:p>
              <text:p>familiar with the representations used.</text:p>
              <text:p/>
              <text:p>The representation we were using was an algebra of matrices that essentially</text:p>
              <text:p>kept track of the pairs of leaves that had the same common ancestor. (3-tree</text:p>
              <text:p>example?) (do they need this info?)</text:p>
              <text:p/>
            </draw:text-box>
          </draw:frame>
        </presentation:notes>
      </draw:page>
      <draw:page draw:name="page9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Covariance in MRCA Algebra</text:p>
          </draw:text-box>
        </draw:frame>
        <draw:frame presentation:style-name="pr9" draw:layer="layout" svg:width="20.4cm" svg:height="6.8cm" svg:x="3.8cm" svg:y="8.6cm" presentation:class="outline">
          <draw:text-box>
            <text:list text:style-name="L3">
              <text:list-item>
                <text:p>Show two labellings of 3-tr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In this representation, we still have label-like information, in that we can</text:p>
              <text:p>swap the rows and columns to get trees that have the same structure but</text:p>
              <text:p>different representations (3-tree example)</text:p>
              <text:p>From an algebraic perspective though, these will be isomorphic, so that is</text:p>
              <text:p>promising.</text:p>
              <text:p>Ultimately what we want to do is remove this information somehow.</text:p>
              <text:p/>
              <text:p>(this explanation is bad… focus on covariance, and how we know how to make this invariant, perhaps in the previous covariance slide talk about that actually)</text:p>
            </draw:text-box>
          </draw:frame>
        </presentation:notes>
      </draw:page>
      <draw:page draw:name="page10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Commuting</text:p>
          </draw:text-box>
        </draw:frame>
        <draw:frame presentation:style-name="pr9" draw:layer="layout" svg:width="20.4cm" svg:height="6.8cm" svg:x="3.8cm" svg:y="8.6cm" presentation:class="outline" presentation:user-transformed="true">
          <draw:text-box>
            <text:list text:style-name="L3">
              <text:list-header>
                <text:p>Algebraic diagonalization equ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Additionally this algebra is commutative, which gives us a very interesting</text:p>
              <text:p>property that when we take the eigenvalues of any matrix in the algebra, we can</text:p>
              <text:p>do it with a consistent set of eigenvectors.</text:p>
              <text:p>This is where the inspiration for the project came from, that by looking at the</text:p>
              <text:p>spectrum of an algebra of matrices, we could get a new representation of binary</text:p>
              <text:p>trees.</text:p>
              <text:p>(diagonalization examples in algebra?)</text:p>
              <text:p/>
            </draw:text-box>
          </draw:frame>
        </presentation:notes>
      </draw:page>
      <draw:page draw:name="page11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‘Eig’ Matrices</text:p>
          </draw:text-box>
        </draw:frame>
        <draw:frame presentation:style-name="pr9" draw:layer="layout" svg:width="20.4cm" svg:height="6.8cm" svg:x="3.8cm" svg:y="8.6cm" presentation:class="outline" presentation:user-transformed="true">
          <draw:text-box>
            <text:list text:style-name="L3">
              <text:list-item>
                <text:p>Turn previous slide into its eig matr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1" draw:text-style-name="P1" draw:layer="layout" svg:width="16.799cm" svg:height="13.364cm" svg:x="2.1cm" svg:y="14.107cm" presentation:class="notes" presentation:user-transformed="true">
            <draw:text-box>
              <text:p>The results of the project centred around this diagonalization, constructed as</text:p>
              <text:p>2 matrices</text:p>
              <text:p>(picture of matrices)</text:p>
              <text:p>in this one each column is an eigenvector, in this one each row is the spectrum</text:p>
              <text:p>of a basis matrix, and so each entry is an eigenvalue.</text:p>
              <text:p/>
            </draw:text-box>
          </draw:frame>
        </presentation:notes>
      </draw:page>
      <draw:page draw:name="page12" draw:style-name="dp1" draw:master-page-name="LushGreen" presentation:presentation-page-layout-name="AL3T1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Results</text:p>
          </draw:text-box>
        </draw:frame>
        <draw:frame presentation:style-name="pr12" draw:layer="layout" svg:width="25.199cm" svg:height="12.18cm" svg:x="1.4cm" svg:y="13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3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Basis Fairness</text:p>
          </draw:text-box>
        </draw:frame>
        <draw:frame presentation:style-name="pr13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Any non-overlapping basis of the matrix algebra contains enough information to</text:p>
              <text:p>recover the tree itself.</text:p>
              <text:p>It's interesting that the algebra is virtually just as much of a binary tree as</text:p>
              <text:p>a graph of connected points is.</text:p>
              <text:p/>
            </draw:text-box>
          </draw:frame>
        </presentation:notes>
      </draw:page>
      <draw:page draw:name="page14" draw:style-name="dp1" draw:master-page-name="LushGreen1" presentation:presentation-page-layout-name="AL3T1">
        <office:forms form:automatic-focus="false" form:apply-design-mode="false"/>
        <draw:frame presentation:style-name="pr14" draw:layer="layout" svg:width="25.199cm" svg:height="2.4cm" svg:x="1.4cm" svg:y="0.2cm" presentation:class="title">
          <draw:text-box>
            <text:p>Vertex Eigenvectors</text:p>
          </draw:text-box>
        </draw:frame>
        <draw:frame presentation:style-name="pr13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15" draw:text-style-name="P1" draw:layer="layout" svg:width="16.799cm" svg:height="13.364cm" svg:x="2.1cm" svg:y="14.107cm" presentation:class="notes" presentation:user-transformed="true">
            <draw:text-box>
              <text:p>Each basis matrix has one simple eigenvalue, and so all of our eigenvectors</text:p>
              <text:p>correspond to a vertex on the tree in some way</text:p>
              <text:p><text:s/>- requires explanation of simultaneous diag</text:p>
              <text:p/>
            </draw:text-box>
          </draw:frame>
        </presentation:notes>
      </draw:page>
      <draw:page draw:name="page15" draw:style-name="dp1" draw:master-page-name="LushGreen1" presentation:presentation-page-layout-name="AL3T1">
        <office:forms form:automatic-focus="false" form:apply-design-mode="false"/>
        <draw:frame presentation:style-name="pr14" draw:layer="layout" svg:width="25.199cm" svg:height="2.4cm" svg:x="1.4cm" svg:y="0.2cm" presentation:class="title">
          <draw:text-box>
            <text:p>Path Eigenvalues</text:p>
          </draw:text-box>
        </draw:frame>
        <draw:frame presentation:style-name="pr13" draw:layer="layout" svg:width="25.199cm" svg:height="12.18cm" svg:x="1.4cm" svg:y="4.914cm" presentation:class="outline">
          <draw:text-box>
            <text:list text:style-name="L4">
              <text:list-item>
                <text:p>Tree with 3 vertices labelled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15" draw:text-style-name="P1" draw:layer="layout" svg:width="16.799cm" svg:height="13.364cm" svg:x="2.1cm" svg:y="14.107cm" presentation:class="notes" presentation:user-transformed="true">
            <draw:text-box>
              <text:p>The eigenvalue of each matrix/vector pair correspond to the location of the</text:p>
              <text:p>eigenvector relative to the matrix</text:p>
              <text:p/>
            </draw:text-box>
          </draw:frame>
        </presentation:notes>
      </draw:page>
      <draw:page draw:name="page16" draw:style-name="dp1" draw:master-page-name="LushGreen1" presentation:presentation-page-layout-name="AL3T1">
        <office:forms form:automatic-focus="false" form:apply-design-mode="false"/>
        <draw:frame presentation:style-name="pr14" draw:layer="layout" svg:width="25.199cm" svg:height="2.4cm" svg:x="1.4cm" svg:y="0.2cm" presentation:class="title">
          <draw:text-box>
            <text:p>Triangular Eigenvalues</text:p>
          </draw:text-box>
        </draw:frame>
        <draw:frame presentation:style-name="pr13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15" draw:text-style-name="P1" draw:layer="layout" svg:width="16.799cm" svg:height="13.364cm" svg:x="2.1cm" svg:y="14.107cm" presentation:class="notes">
            <draw:text-box>
              <text:p>Since we are representing the eigenvalues as a matrix, this structural</text:p>
              <text:p>relation can be used to make the matrix upper triangular, without changing its</text:p>
              <text:p>spectrum or determinant</text:p>
              <text:p>once we do this its trace becomes the sackin index, a measurement of tree</text:p>
              <text:p>balance</text:p>
              <text:p>Unfortunately almost all large trees end up having the same spectrum</text:p>
              <text:p/>
            </draw:text-box>
          </draw:frame>
        </presentation:notes>
      </draw:page>
      <draw:page draw:name="page17" draw:style-name="dp1" draw:master-page-name="LushGreen1" presentation:presentation-page-layout-name="AL3T1">
        <office:forms form:automatic-focus="false" form:apply-design-mode="false"/>
        <draw:frame presentation:style-name="pr14" draw:layer="layout" svg:width="25.199cm" svg:height="2.4cm" svg:x="1.4cm" svg:y="0.2cm" presentation:class="title">
          <draw:text-box>
            <text:p>Orthogonal Eigenvectors</text:p>
          </draw:text-box>
        </draw:frame>
        <draw:frame presentation:style-name="pr13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15" draw:text-style-name="P1" draw:layer="layout" svg:width="16.799cm" svg:height="13.364cm" svg:x="2.1cm" svg:y="14.107cm" presentation:class="notes" presentation:user-transformed="true">
            <draw:text-box>
              <text:p>the eigenvectors are orthogonal, so measurements such as angle between</text:p>
              <text:p>vectors is trivial</text:p>
              <text:p/>
            </draw:text-box>
          </draw:frame>
        </presentation:notes>
      </draw:page>
      <draw:page draw:name="page18" draw:style-name="dp1" draw:master-page-name="LushGreen1" presentation:presentation-page-layout-name="AL3T1">
        <office:forms form:automatic-focus="false" form:apply-design-mode="false"/>
        <draw:frame presentation:style-name="pr14" draw:layer="layout" svg:width="25.199cm" svg:height="2.4cm" svg:x="1.4cm" svg:y="0.2cm" presentation:class="title">
          <draw:text-box>
            <text:p>Eig Fairness</text:p>
          </draw:text-box>
        </draw:frame>
        <draw:frame presentation:style-name="pr13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15" draw:text-style-name="P1" draw:layer="layout" svg:width="16.799cm" svg:height="13.364cm" svg:x="2.1cm" svg:y="14.107cm" presentation:class="notes">
            <draw:text-box>
              <text:p>the eigenvalues and eigenvectors can each be used to reconstruct the tree</text:p>
              <text:p>so we have an unexpected and very novel representation of a tree!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erif" svg:font-family="'Source Han Serif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0:06:27.088311907</meta:creation-date>
    <meta:editing-duration>PT14S</meta:editing-duration>
    <meta:editing-cycles>2</meta:editing-cycles>
    <meta:generator>LibreOffice/6.1.4.2$Linux_X86_64 LibreOffice_project/10$Build-2</meta:generator>
    <dc:title>Lush Green</dc:title>
    <dc:date>2019-02-15T10:36:10.793773082</dc:date>
    <meta:document-statistic meta:object-count="125"/>
  </office:meta>
</office:document-meta>
</file>